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uardian Sans Text" svg:font-family="'Guardian Sans Text', Helvetica, Arial, sans-serif"/>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Liberation Serif" officeooo:rsid="001f7948" officeooo:paragraph-rsid="001f7948"/>
    </style:style>
    <style:style style:name="P2" style:family="paragraph" style:parent-style-name="Standard">
      <style:text-properties fo:color="#000000" style:font-name="Liberation Serif" fo:font-size="12pt" fo:font-weight="bold" officeooo:rsid="003e4dbd" officeooo:paragraph-rsid="003e4dbd" style:font-size-asian="12pt" style:font-weight-asian="bold" style:font-size-complex="12pt" style:font-weight-complex="bold"/>
    </style:style>
    <style:style style:name="P3" style:family="paragraph" style:parent-style-name="Standard">
      <style:text-properties fo:color="#000000" style:font-name="Liberation Serif" fo:font-size="12pt" officeooo:rsid="003e4dbd" officeooo:paragraph-rsid="003e4dbd" style:font-size-asian="12pt" style:font-size-complex="12pt"/>
    </style:style>
    <style:style style:name="P4" style:family="paragraph" style:parent-style-name="Standard">
      <style:text-properties fo:color="#000000" style:font-name="Liberation Serif" fo:font-weight="bold" officeooo:rsid="0045ee5f" officeooo:paragraph-rsid="0045ee5f" style:font-weight-asian="bold" style:font-weight-complex="bold"/>
    </style:style>
    <style:style style:name="P5" style:family="paragraph" style:parent-style-name="Standard">
      <style:text-properties fo:font-variant="normal" fo:text-transform="none" fo:color="#3d3b49" style:font-name="Liberation Serif" fo:font-size="12pt" fo:letter-spacing="normal" officeooo:rsid="003e4dbd" officeooo:paragraph-rsid="00417985" style:font-size-asian="12pt" style:font-size-complex="12pt"/>
    </style:style>
    <style:style style:name="P6" style:family="paragraph" style:parent-style-name="Standard">
      <style:text-properties fo:font-variant="normal" fo:text-transform="none" fo:color="#3d3b49" style:font-name="Liberation Serif" fo:font-size="12pt" fo:letter-spacing="normal" fo:font-style="normal" fo:font-weight="normal" officeooo:rsid="003e4dbd" officeooo:paragraph-rsid="003e4dbd" style:font-size-asian="12pt" style:font-size-complex="12pt"/>
    </style:style>
    <style:style style:name="P7" style:family="paragraph" style:parent-style-name="Standard">
      <style:text-properties fo:font-variant="normal" fo:text-transform="none" fo:color="#3d3b49" style:font-name="Liberation Serif" fo:font-size="12pt" fo:letter-spacing="normal" fo:font-style="normal" fo:font-weight="normal" officeooo:rsid="00422726" officeooo:paragraph-rsid="00422726" style:font-size-asian="12pt" style:font-size-complex="12pt"/>
    </style:style>
    <style:style style:name="P8" style:family="paragraph" style:parent-style-name="Standard">
      <style:text-properties fo:font-variant="normal" fo:text-transform="none" fo:color="#3d3b49" style:font-name="Liberation Serif" fo:font-size="12pt" fo:letter-spacing="normal" fo:font-style="normal" fo:font-weight="normal" officeooo:rsid="0044ca25" officeooo:paragraph-rsid="0044ca25" style:font-size-asian="12pt" style:font-weight-asian="normal" style:font-size-complex="12pt" style:font-weight-complex="normal"/>
    </style:style>
    <style:style style:name="P9" style:family="paragraph" style:parent-style-name="Standard">
      <style:text-properties fo:font-variant="normal" fo:text-transform="none" fo:color="#3d3b49" style:font-name="Liberation Serif" fo:font-size="12pt" fo:letter-spacing="normal" fo:font-style="normal" fo:font-weight="bold" officeooo:rsid="0044ca25" officeooo:paragraph-rsid="0044ca25" style:font-size-asian="12pt" style:font-weight-asian="bold" style:font-size-complex="12pt" style:font-weight-complex="bold"/>
    </style:style>
    <style:style style:name="P10" style:family="paragraph" style:parent-style-name="Standard">
      <style:text-properties style:font-name="Liberation Serif" officeooo:rsid="001f7948" officeooo:paragraph-rsid="001f7948"/>
    </style:style>
    <style:style style:name="P11" style:family="paragraph" style:parent-style-name="Standard">
      <style:text-properties style:font-name="Liberation Serif" fo:font-weight="bold" officeooo:rsid="0035f7a8" officeooo:paragraph-rsid="0035f7a8" style:font-weight-asian="bold" style:font-weight-complex="bold"/>
    </style:style>
    <style:style style:name="P12" style:family="paragraph" style:parent-style-name="Standard">
      <style:text-properties style:font-name="Liberation Serif" fo:font-weight="bold" officeooo:rsid="00373fd1" officeooo:paragraph-rsid="00373fd1" style:font-weight-asian="bold" style:font-weight-complex="bold"/>
    </style:style>
    <style:style style:name="P13" style:family="paragraph" style:parent-style-name="Standard" style:list-style-name="L1">
      <style:text-properties style:font-name="Liberation Serif" officeooo:paragraph-rsid="001f7948"/>
    </style:style>
    <style:style style:name="P14" style:family="paragraph" style:parent-style-name="Standard" style:list-style-name="L1">
      <style:text-properties style:font-name="Liberation Serif" officeooo:rsid="00373fd1" officeooo:paragraph-rsid="00373fd1"/>
    </style:style>
    <style:style style:name="P15" style:family="paragraph" style:parent-style-name="Standard">
      <style:text-properties style:font-name="Liberation Serif" officeooo:paragraph-rsid="00417985"/>
    </style:style>
    <style:style style:name="P16" style:family="paragraph" style:parent-style-name="Standard">
      <style:text-properties style:font-name="Liberation Serif" officeooo:paragraph-rsid="0044ca25"/>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1f7948" officeooo:paragraph-rsid="001f7948" style:font-size-asian="12pt" style:font-size-complex="12pt"/>
    </style:style>
    <style:style style:name="P18" style:family="paragraph" style:parent-style-name="Text_20_body" style:list-style-name="L2">
      <style:text-properties fo:font-variant="normal" fo:text-transform="none" fo:color="#000000" style:font-name="Liberation Serif" fo:font-size="12pt" fo:letter-spacing="normal" fo:font-style="normal" fo:font-weight="normal" officeooo:rsid="002b3e08" officeooo:paragraph-rsid="002b3e08" style:font-size-asian="12pt" style:font-size-complex="12pt"/>
    </style:style>
    <style:style style:name="P19" style:family="paragraph" style:parent-style-name="Text_20_body" style:list-style-name="L2">
      <style:text-properties fo:font-variant="normal" fo:text-transform="none" fo:color="#000000" style:font-name="Liberation Serif" fo:font-size="12pt" fo:letter-spacing="normal" fo:font-style="normal" fo:font-weight="normal" officeooo:rsid="002d6815" officeooo:paragraph-rsid="002d6815" style:font-size-asian="12pt" style:font-size-complex="12pt"/>
    </style:style>
    <style:style style:name="P20" style:family="paragraph" style:parent-style-name="Text_20_body" style:list-style-name="L2">
      <style:text-properties fo:font-variant="normal" fo:text-transform="none" fo:color="#000000" style:font-name="Liberation Serif" fo:font-size="12pt" fo:letter-spacing="normal" fo:font-style="normal" fo:font-weight="normal" officeooo:rsid="003026a1" officeooo:paragraph-rsid="003026a1" style:font-size-asian="12pt" style:font-size-complex="12pt"/>
    </style:style>
    <style:style style:name="P21" style:family="paragraph" style:parent-style-name="Text_20_body" style:list-style-name="L2">
      <style:text-properties fo:font-variant="normal" fo:text-transform="none" fo:color="#000000" style:font-name="Liberation Serif" fo:font-size="12pt" fo:letter-spacing="normal" fo:font-style="normal" fo:font-weight="normal" officeooo:rsid="0030d2dd" officeooo:paragraph-rsid="0030d2dd" style:font-size-asian="12pt" style:font-size-complex="12pt"/>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20fec0" officeooo:paragraph-rsid="00217174" style:font-size-asian="12pt" style:font-size-complex="12pt"/>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248b50" officeooo:paragraph-rsid="00248b50" style:font-size-asian="12pt" style:font-size-complex="12pt"/>
    </style:style>
    <style:style style:name="P24" style:family="paragraph" style:parent-style-name="Text_20_body" style:list-style-name="L5">
      <style:text-properties fo:font-variant="normal" fo:text-transform="none" fo:color="#000000" style:font-name="Liberation Serif" fo:font-size="12pt" fo:letter-spacing="normal" fo:font-style="normal" fo:font-weight="normal" officeooo:rsid="003afb91" officeooo:paragraph-rsid="003afb91" style:font-size-asian="12pt" style:font-size-complex="12pt"/>
    </style:style>
    <style:style style:name="P25" style:family="paragraph" style:parent-style-name="Text_20_body" style:list-style-name="L3">
      <style:text-properties fo:font-variant="normal" fo:text-transform="none" fo:color="#000000" style:font-name="Liberation Serif" fo:font-size="12pt" fo:letter-spacing="normal" fo:font-style="normal" fo:font-weight="normal" officeooo:rsid="003172ae" officeooo:paragraph-rsid="003172ae" style:font-size-asian="12pt" style:font-weight-asian="normal" style:font-size-complex="12pt" style:font-weight-complex="normal"/>
    </style:style>
    <style:style style:name="P26" style:family="paragraph" style:parent-style-name="Text_20_body" style:list-style-name="L3">
      <style:text-properties fo:font-variant="normal" fo:text-transform="none" fo:color="#000000" style:font-name="Liberation Serif" fo:font-size="12pt" fo:letter-spacing="normal" fo:font-style="normal" fo:font-weight="normal" officeooo:rsid="003241cb" officeooo:paragraph-rsid="003241cb" style:font-size-asian="12pt" style:font-weight-asian="normal" style:font-size-complex="12pt" style:font-weight-complex="normal"/>
    </style:style>
    <style:style style:name="P27" style:family="paragraph" style:parent-style-name="Text_20_body" style:list-style-name="L3">
      <style:text-properties fo:font-variant="normal" fo:text-transform="none" fo:color="#000000" style:font-name="Liberation Serif" fo:font-size="12pt" fo:letter-spacing="normal" fo:font-style="normal" fo:font-weight="normal" officeooo:rsid="0033222c" officeooo:paragraph-rsid="0033222c" style:font-size-asian="12pt" style:font-weight-asian="normal" style:font-size-complex="12pt" style:font-weight-complex="normal"/>
    </style:style>
    <style:style style:name="P28" style:family="paragraph" style:parent-style-name="Text_20_body" style:list-style-name="L4">
      <style:text-properties fo:font-variant="normal" fo:text-transform="none" fo:color="#000000" style:font-name="Liberation Serif" fo:font-size="12pt" fo:letter-spacing="normal" fo:font-style="normal" fo:font-weight="normal" officeooo:rsid="00340f34" officeooo:paragraph-rsid="00340f34" style:font-size-asian="12pt" style:font-weight-asian="normal" style:font-size-complex="12pt" style:font-weight-complex="normal"/>
    </style:style>
    <style:style style:name="P29" style:family="paragraph" style:parent-style-name="Text_20_body" style:list-style-name="L5">
      <style:text-properties fo:font-variant="normal" fo:text-transform="none" fo:color="#000000" style:font-name="Liberation Serif" fo:font-size="12pt" fo:letter-spacing="normal" fo:font-style="normal" fo:font-weight="normal" officeooo:rsid="003942e7" officeooo:paragraph-rsid="003942e7" style:font-size-asian="12pt" style:font-weight-asian="normal" style:font-size-complex="12pt" style:font-weight-complex="normal"/>
    </style:style>
    <style:style style:name="P30" style:family="paragraph" style:parent-style-name="Text_20_body" style:list-style-name="L5">
      <style:text-properties fo:font-variant="normal" fo:text-transform="none" fo:color="#000000" style:font-name="Liberation Serif" fo:font-size="12pt" fo:letter-spacing="normal" fo:font-style="normal" fo:font-weight="normal" officeooo:rsid="0039551a" officeooo:paragraph-rsid="0039551a" style:font-size-asian="12pt" style:font-weight-asian="normal" style:font-size-complex="12pt" style:font-weight-complex="normal"/>
    </style:style>
    <style:style style:name="P31" style:family="paragraph" style:parent-style-name="Text_20_body" style:list-style-name="L5">
      <style:text-properties fo:font-variant="normal" fo:text-transform="none" fo:color="#000000" style:font-name="Liberation Serif" fo:font-size="12pt" fo:letter-spacing="normal" fo:font-style="normal" fo:font-weight="normal" officeooo:rsid="0039c17b" officeooo:paragraph-rsid="0039c17b" style:font-size-asian="12pt" style:font-weight-asian="normal" style:font-size-complex="12pt" style:font-weight-complex="normal"/>
    </style:style>
    <style:style style:name="P32" style:family="paragraph" style:parent-style-name="Text_20_body" style:list-style-name="L5">
      <style:text-properties fo:font-variant="normal" fo:text-transform="none" fo:color="#000000" style:font-name="Liberation Serif" fo:font-size="12pt" fo:letter-spacing="normal" fo:font-style="normal" fo:font-weight="normal" officeooo:rsid="003afb91" officeooo:paragraph-rsid="003afb91" style:font-size-asian="12pt" style:font-weight-asian="normal" style:font-size-complex="12pt" style:font-weight-complex="normal"/>
    </style:style>
    <style:style style:name="P33" style:family="paragraph" style:parent-style-name="Text_20_body">
      <style:text-properties fo:font-variant="normal" fo:text-transform="none" fo:color="#000000" style:font-name="Liberation Serif" fo:font-size="12pt" fo:letter-spacing="normal" fo:font-style="normal" fo:font-weight="normal" officeooo:rsid="003cd7e6" officeooo:paragraph-rsid="003cd7e6" style:font-size-asian="12pt" style:font-weight-asian="normal" style:font-size-complex="12pt" style:font-weight-complex="normal"/>
    </style:style>
    <style:style style:name="P34" style:family="paragraph" style:parent-style-name="Text_20_body">
      <style:text-properties fo:font-variant="normal" fo:text-transform="none" fo:color="#000000" style:font-name="Liberation Serif" fo:font-size="12pt" fo:letter-spacing="normal" fo:font-style="normal" fo:font-weight="normal" officeooo:rsid="003d37f4" officeooo:paragraph-rsid="003d37f4" style:font-size-asian="12pt" style:font-weight-asian="normal" style:font-size-complex="12pt" style:font-weight-complex="normal"/>
    </style:style>
    <style:style style:name="P35" style:family="paragraph" style:parent-style-name="Text_20_body" style:list-style-name="L1">
      <style:text-properties fo:font-variant="normal" fo:text-transform="none" fo:color="#000000" style:font-name="Liberation Serif" fo:font-size="12pt" fo:letter-spacing="normal" fo:font-style="normal" fo:font-weight="normal" officeooo:rsid="00373fd1" officeooo:paragraph-rsid="00373fd1"/>
    </style:style>
    <style:style style:name="P36" style:family="paragraph" style:parent-style-name="Text_20_body" style:list-style-name="L10">
      <style:text-properties fo:font-variant="normal" fo:text-transform="none" fo:color="#000000" style:font-name="Liberation Serif" fo:font-size="12pt" fo:letter-spacing="normal" fo:font-style="normal" fo:font-weight="normal" officeooo:paragraph-rsid="0045ee5f"/>
    </style:style>
    <style:style style:name="P37" style:family="paragraph" style:parent-style-name="Text_20_body">
      <style:text-properties fo:font-variant="normal" fo:text-transform="none" fo:color="#000000" style:font-name="Liberation Serif" fo:font-size="12pt" fo:letter-spacing="normal" fo:font-style="normal" fo:font-weight="bold" officeooo:rsid="002b3e08" officeooo:paragraph-rsid="002b3e08" style:font-size-asian="12pt" style:font-weight-asian="bold" style:font-size-complex="12pt" style:font-weight-complex="bold"/>
    </style:style>
    <style:style style:name="P38" style:family="paragraph" style:parent-style-name="Text_20_body">
      <style:text-properties fo:font-variant="normal" fo:text-transform="none" fo:color="#000000" style:font-name="Liberation Serif" fo:font-size="12pt" fo:letter-spacing="normal" fo:font-style="normal" fo:font-weight="bold" officeooo:rsid="00248b50" officeooo:paragraph-rsid="00248b50" style:font-size-asian="12pt" style:font-weight-asian="bold" style:font-size-complex="12pt" style:font-weight-complex="bold"/>
    </style:style>
    <style:style style:name="P39" style:family="paragraph" style:parent-style-name="Text_20_body">
      <style:text-properties fo:font-variant="normal" fo:text-transform="none" fo:color="#000000" style:font-name="Liberation Serif" fo:font-size="12pt" fo:letter-spacing="normal" fo:font-style="normal" fo:font-weight="bold" officeooo:rsid="00340f34" officeooo:paragraph-rsid="00340f34" style:font-size-asian="12pt" style:font-weight-asian="bold" style:font-size-complex="12pt" style:font-weight-complex="bold"/>
    </style:style>
    <style:style style:name="P40" style:family="paragraph" style:parent-style-name="Text_20_body">
      <style:text-properties fo:font-variant="normal" fo:text-transform="none" fo:color="#000000" style:font-name="Liberation Serif" fo:font-size="12pt" fo:letter-spacing="normal" fo:font-style="normal" fo:font-weight="bold" officeooo:rsid="003942e7" officeooo:paragraph-rsid="003942e7" style:font-size-asian="12pt" style:font-weight-asian="bold" style:font-size-complex="12pt" style:font-weight-complex="bold"/>
    </style:style>
    <style:style style:name="P41" style:family="paragraph" style:parent-style-name="Text_20_body">
      <style:text-properties fo:font-variant="normal" fo:text-transform="none" fo:color="#000000" style:font-name="Liberation Serif" fo:font-size="12pt" fo:letter-spacing="normal" fo:font-style="normal" fo:font-weight="bold" officeooo:rsid="003d37f4" officeooo:paragraph-rsid="003d37f4" style:font-size-asian="12pt" style:font-weight-asian="bold" style:font-size-complex="12pt" style:font-weight-complex="bold"/>
    </style:style>
    <style:style style:name="P42" style:family="paragraph" style:parent-style-name="Text_20_body" style:list-style-name="L1">
      <style:text-properties fo:font-variant="normal" fo:text-transform="none" fo:color="#24292e" style:font-name="Liberation Serif" fo:font-size="12pt" fo:letter-spacing="normal" fo:font-style="normal" fo:font-weight="normal" officeooo:rsid="00373fd1" officeooo:paragraph-rsid="00373fd1"/>
    </style:style>
    <style:style style:name="P43" style:family="paragraph" style:parent-style-name="Text_20_body" style:list-style-name="L2">
      <style:text-properties style:font-name="Liberation Serif" officeooo:paragraph-rsid="002b3e08"/>
    </style:style>
    <style:style style:name="P44" style:family="paragraph" style:parent-style-name="Text_20_body" style:list-style-name="L4">
      <style:text-properties style:font-name="Liberation Serif" officeooo:paragraph-rsid="00340f34"/>
    </style:style>
    <style:style style:name="P45" style:family="paragraph" style:parent-style-name="Text_20_body">
      <style:text-properties style:font-name="Liberation Serif" officeooo:paragraph-rsid="00265942"/>
    </style:style>
    <style:style style:name="P46" style:family="paragraph" style:parent-style-name="Text_20_body">
      <style:text-properties fo:color="#000000" style:font-name="Liberation Serif" officeooo:paragraph-rsid="002b3e08"/>
    </style:style>
    <style:style style:name="P47" style:family="paragraph" style:parent-style-name="Text_20_body">
      <style:text-properties fo:color="#000000" style:font-name="Liberation Serif" fo:font-size="12pt" fo:font-weight="normal" officeooo:rsid="00281e33" officeooo:paragraph-rsid="003cd7e6" style:font-size-asian="12pt" style:font-weight-asian="normal" style:font-size-complex="12pt" style:font-weight-complex="normal"/>
    </style:style>
    <style:style style:name="P48" style:family="paragraph" style:parent-style-name="Text_20_body">
      <style:text-properties fo:color="#000000" style:font-name="Liberation Serif" fo:font-size="12pt" fo:font-weight="normal" officeooo:rsid="003cd7e6" officeooo:paragraph-rsid="003cd7e6" style:font-size-asian="12pt" style:font-weight-asian="normal" style:font-size-complex="12pt" style:font-weight-complex="normal"/>
    </style:style>
    <style:style style:name="P49" style:family="paragraph" style:parent-style-name="Text_20_body" style:list-style-name="L10">
      <style:text-properties fo:color="#000000" style:font-name="Liberation Serif" fo:font-weight="normal" officeooo:paragraph-rsid="0045ee5f"/>
    </style:style>
    <style:style style:name="T1" style:family="text">
      <style:text-properties fo:font-weight="bold" fo:background-color="transparent" loext:char-shading-value="0" loext:padding="0cm" loext:border="none"/>
    </style:style>
    <style:style style:name="T2" style:family="text">
      <style:text-properties officeooo:rsid="00217174"/>
    </style:style>
    <style:style style:name="T3" style:family="text">
      <style:text-properties fo:font-variant="normal" fo:text-transform="none" fo:color="#000000" style:font-name="Calibri" fo:font-size="12pt" fo:letter-spacing="normal" fo:font-style="normal" fo:font-weight="normal" style:font-size-asian="12pt" style:font-size-complex="12pt"/>
    </style:style>
    <style:style style:name="T4" style:family="text">
      <style:text-properties fo:font-variant="normal" fo:text-transform="none" fo:color="#000000" style:font-name="Calibri" fo:font-size="12pt" fo:letter-spacing="normal" fo:font-style="normal" fo:font-weight="normal" officeooo:rsid="002620f2" style:font-size-asian="12pt" style:font-size-complex="12pt"/>
    </style:style>
    <style:style style:name="T5" style:family="text">
      <style:text-properties fo:font-variant="normal" fo:text-transform="none" fo:color="#000000" style:font-name="Calibri" fo:font-size="12pt" fo:letter-spacing="normal" fo:font-style="normal" fo:font-weight="normal" officeooo:rsid="00248b50" style:font-size-asian="12pt" style:font-size-complex="12pt"/>
    </style:style>
    <style:style style:name="T6" style:family="text">
      <style:text-properties fo:font-variant="normal" fo:text-transform="none" fo:color="#000000" style:font-name="Calibri" fo:font-size="12pt" fo:letter-spacing="normal" fo:font-style="normal" fo:font-weight="normal" officeooo:rsid="002b3e08" style:font-size-asian="12pt" style:font-size-complex="12pt"/>
    </style:style>
    <style:style style:name="T7" style:family="text">
      <style:text-properties fo:font-variant="normal" fo:text-transform="none" fo:color="#000000" style:font-name="Calibri" fo:font-size="12pt" fo:letter-spacing="normal" fo:font-style="normal" fo:font-weight="normal" officeooo:rsid="0035f7a8" style:font-size-asian="12pt" style:font-size-complex="12pt"/>
    </style:style>
    <style:style style:name="T8"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Calibri" fo:font-size="12pt" fo:letter-spacing="normal" fo:font-style="normal" fo:font-weight="normal" officeooo:rsid="00340f34" style:font-size-asian="12pt" style:font-weight-asian="normal" style:font-size-complex="12pt" style:font-weight-complex="normal"/>
    </style:style>
    <style:style style:name="T10" style:family="text">
      <style:text-properties fo:font-variant="normal" fo:text-transform="none" fo:color="#000000" style:font-name="Calibri" fo:font-size="12pt" fo:letter-spacing="normal" fo:font-style="normal" fo:font-weight="bold"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size-complex="12pt"/>
    </style:style>
    <style:style style:name="T12" style:family="text">
      <style:text-properties fo:font-variant="normal" fo:text-transform="none" fo:color="#000000" fo:font-size="12pt" fo:letter-spacing="normal" fo:font-style="normal" fo:font-weight="normal" officeooo:rsid="002b3e08" style:font-size-asian="12pt" style:font-size-complex="12pt"/>
    </style:style>
    <style:style style:name="T13" style:family="text">
      <style:text-properties fo:font-variant="normal" fo:text-transform="none" fo:color="#000000" fo:font-size="12pt" fo:letter-spacing="normal" fo:font-style="normal" fo:font-weight="normal" officeooo:rsid="0035f7a8" style:font-size-asian="12pt" style:font-size-complex="12pt"/>
    </style:style>
    <style:style style:name="T14" style:family="text">
      <style:text-properties fo:font-variant="normal" fo:text-transform="none" fo:color="#000000" fo:font-size="12pt" fo:letter-spacing="normal" fo:font-style="normal" fo:font-weight="normal" officeooo:rsid="00248b50" style:font-size-asian="12pt" style:font-size-complex="12pt"/>
    </style:style>
    <style:style style:name="T15" style:family="text">
      <style:text-properties fo:font-variant="normal" fo:text-transform="none" fo:color="#000000" fo:font-size="12pt" fo:letter-spacing="normal" fo:font-style="normal" fo:font-weight="normal" officeooo:rsid="002620f2" style:font-size-asian="12pt" style:font-size-complex="12pt"/>
    </style:style>
    <style:style style:name="T1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fo:font-size="12pt" fo:letter-spacing="normal" fo:font-style="normal" fo:font-weight="normal" officeooo:rsid="00340f34" style:font-size-asian="12pt" style:font-weight-asian="normal" style:font-size-complex="12pt" style:font-weight-complex="normal"/>
    </style:style>
    <style:style style:name="T18" style:family="text">
      <style:text-properties fo:font-variant="normal" fo:text-transform="none" fo:color="#000000" fo:font-size="12pt" fo:letter-spacing="normal" fo:font-style="normal" fo:font-weight="bold" style:font-size-asian="12pt" style:font-size-complex="12pt"/>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officeooo:rsid="002968df"/>
    </style:style>
    <style:style style:name="T21" style:family="text">
      <style:text-properties fo:font-variant="normal" fo:text-transform="none" fo:letter-spacing="normal" fo:font-style="normal" officeooo:rsid="0033222c"/>
    </style:style>
    <style:style style:name="T22" style:family="text">
      <style:text-properties fo:font-variant="normal" fo:text-transform="none" fo:letter-spacing="normal" fo:font-style="normal" officeooo:rsid="003c8c8a"/>
    </style:style>
    <style:style style:name="T23" style:family="text">
      <style:text-properties fo:font-variant="normal" fo:text-transform="none" style:font-name="Calibri" fo:font-size="12pt" fo:letter-spacing="normal" fo:font-style="normal" fo:font-weight="normal" style:font-size-asian="12pt" style:font-size-complex="12pt"/>
    </style:style>
    <style:style style:name="T24" style:family="text">
      <style:text-properties fo:font-variant="normal" fo:text-transform="none" fo:color="#3d3b49" style:font-name="Guardian Sans Text" fo:font-size="12pt" fo:letter-spacing="normal" fo:font-style="normal" fo:font-weight="normal" officeooo:rsid="003e4dbd" style:font-size-asian="12pt" style:font-size-complex="12pt"/>
    </style:style>
    <style:style style:name="T25" style:family="text">
      <style:text-properties fo:font-variant="normal" fo:text-transform="none" fo:color="#3d3b49" style:font-name="Guardian Sans Text" fo:font-size="12pt" fo:letter-spacing="normal" fo:font-style="normal" fo:font-weight="normal" officeooo:rsid="00417985" style:font-size-asian="12pt" style:font-size-complex="12pt"/>
    </style:style>
    <style:style style:name="T26" style:family="text">
      <style:text-properties fo:font-variant="normal" fo:text-transform="none" fo:color="#3d3b49" style:font-name="Guardian Sans Text" fo:font-size="12pt" fo:letter-spacing="normal" fo:font-style="normal" fo:font-weight="normal" officeooo:rsid="00422726" style:font-size-asian="12pt" style:font-size-complex="12pt"/>
    </style:style>
    <style:style style:name="T27" style:family="text">
      <style:text-properties fo:font-variant="normal" fo:text-transform="none" fo:color="#3d3b49" style:font-name="Guardian Sans Text" fo:font-size="12pt" fo:letter-spacing="normal" fo:font-style="normal" fo:font-weight="normal" officeooo:rsid="0044ca25" style:font-size-asian="12pt" style:font-weight-asian="normal" style:font-size-complex="12pt" style:font-weight-complex="normal"/>
    </style:style>
    <style:style style:name="T28" style:family="text">
      <style:text-properties fo:font-variant="normal" fo:text-transform="none" fo:color="#3d3b49" style:font-name="Guardian Sans Text" fo:font-size="12pt" fo:letter-spacing="normal" fo:font-style="normal" fo:font-weight="normal" officeooo:rsid="0045543a" style:font-size-asian="12pt" style:font-weight-asian="normal" style:font-size-complex="12pt" style:font-weight-complex="normal"/>
    </style:style>
    <style:style style:name="T29" style:family="text">
      <style:text-properties fo:font-variant="normal" fo:text-transform="none" fo:color="#3d3b49" fo:font-size="12pt" fo:letter-spacing="normal" fo:font-style="normal" fo:font-weight="normal" officeooo:rsid="00417985" style:font-size-asian="12pt" style:font-size-complex="12pt"/>
    </style:style>
    <style:style style:name="T30" style:family="text">
      <style:text-properties fo:font-variant="normal" fo:text-transform="none" fo:color="#3d3b49" fo:font-size="12pt" fo:letter-spacing="normal" fo:font-style="normal" fo:font-weight="normal" officeooo:rsid="003e4dbd" style:font-size-asian="12pt" style:font-size-complex="12pt"/>
    </style:style>
    <style:style style:name="T31" style:family="text">
      <style:text-properties fo:font-variant="normal" fo:text-transform="none" fo:color="#3d3b49" fo:font-size="12pt" fo:letter-spacing="normal" fo:font-style="normal" fo:font-weight="normal" officeooo:rsid="00422726" style:font-size-asian="12pt" style:font-size-complex="12pt"/>
    </style:style>
    <style:style style:name="T32" style:family="text">
      <style:text-properties fo:font-variant="normal" fo:text-transform="none" fo:color="#3d3b49" fo:font-size="12pt" fo:letter-spacing="normal" fo:font-style="normal" fo:font-weight="normal" officeooo:rsid="0044ca25" style:font-size-asian="12pt" style:font-weight-asian="normal" style:font-size-complex="12pt" style:font-weight-complex="normal"/>
    </style:style>
    <style:style style:name="T33" style:family="text">
      <style:text-properties fo:font-variant="normal" fo:text-transform="none" fo:color="#3d3b49" fo:font-size="12pt" fo:letter-spacing="normal" fo:font-style="normal" fo:font-weight="normal" officeooo:rsid="0045543a" style:font-size-asian="12pt" style:font-weight-asian="normal" style:font-size-complex="12pt" style:font-weight-complex="normal"/>
    </style:style>
    <style:style style:name="T34" style:family="text">
      <style:text-properties fo:font-variant="normal" fo:text-transform="none" fo:color="#24292e" fo:font-size="12pt" fo:letter-spacing="normal" fo:font-style="normal"/>
    </style:style>
    <style:style style:name="T35" style:family="text">
      <style:text-properties fo:font-variant="normal" fo:text-transform="none" fo:color="#24292e" fo:font-size="12pt" fo:letter-spacing="normal" fo:font-style="normal" officeooo:rsid="0045ee5f" style:font-weight-asian="normal" style:font-weight-complex="normal"/>
    </style:style>
    <style:style style:name="T36" style:family="text">
      <style:text-properties fo:font-variant="normal" fo:text-transform="none" fo:font-size="12pt" fo:letter-spacing="normal" fo:font-style="normal"/>
    </style:style>
    <style:style style:name="T37" style:family="text">
      <style:text-properties fo:font-variant="normal" fo:text-transform="none" fo:font-size="12pt" fo:letter-spacing="normal" fo:font-style="normal" fo:font-weight="normal" style:font-size-asian="12pt" style:font-size-complex="12pt"/>
    </style:style>
    <style:style style:name="T38" style:family="text">
      <style:text-properties fo:font-variant="normal" fo:text-transform="none" fo:font-size="12pt" fo:letter-spacing="normal" fo:font-style="normal" officeooo:rsid="0045ee5f" style:font-weight-asian="normal" style:font-weight-complex="normal"/>
    </style:style>
    <style:style style:name="T39" style:family="text">
      <style:text-properties fo:color="#000000" style:font-name="Calibri" fo:font-size="12pt" fo:font-weight="normal" style:font-size-asian="12pt" style:font-weight-asian="normal" style:font-size-complex="12pt" style:font-weight-complex="normal"/>
    </style:style>
    <style:style style:name="T40" style:family="text">
      <style:text-properties fo:color="#000000" fo:font-size="12pt" fo:font-weight="normal" style:font-size-asian="12pt" style:font-weight-asian="normal" style:font-size-complex="12pt" style:font-weight-complex="normal"/>
    </style:style>
    <style:style style:name="T41" style:family="text">
      <style:text-properties officeooo:rsid="002ef53c"/>
    </style:style>
    <style:style style:name="T42" style:family="text">
      <style:text-properties officeooo:rsid="003013f5"/>
    </style:style>
    <style:style style:name="T43" style:family="text">
      <style:text-properties officeooo:rsid="003172ae"/>
    </style:style>
    <style:style style:name="T44" style:family="text">
      <style:text-properties style:font-name="Calibri"/>
    </style:style>
    <style:style style:name="T45" style:family="text">
      <style:text-properties style:font-name="Calibri" officeooo:rsid="00373fd1"/>
    </style:style>
    <style:style style:name="T46" style:family="text">
      <style:text-properties style:font-name="Calibri" officeooo:rsid="001f7948"/>
    </style:style>
    <style:style style:name="T47" style:family="text">
      <style:text-properties officeooo:rsid="0039551a"/>
    </style:style>
    <style:style style:name="T48" style:family="text">
      <style:text-properties officeooo:rsid="003afb91"/>
    </style:style>
    <style:style style:name="T49" style:family="text">
      <style:text-properties style:font-name="Guardian Sans Text" fo:font-style="normal" fo:font-weight="normal"/>
    </style:style>
    <style:style style:name="T50" style:family="text">
      <style:text-properties style:font-name="Guardian Sans Text" fo:font-style="normal" fo:font-weight="normal" officeooo:rsid="00417985"/>
    </style:style>
    <style:style style:name="T51" style:family="text">
      <style:text-properties fo:font-style="normal" fo:font-weight="normal"/>
    </style:style>
    <style:style style:name="T52" style:family="text">
      <style:text-properties fo:font-style="normal" fo:font-weight="normal" officeooo:rsid="00417985"/>
    </style:style>
    <style:style style:name="T53" style:family="text">
      <style:text-properties officeooo:rsid="00422726"/>
    </style:style>
    <style:style style:name="T54" style:family="text">
      <style:text-properties officeooo:rsid="0045543a"/>
    </style:style>
    <style:style style:name="T55" style:family="text">
      <style:text-properties style:font-weight-asian="normal" style:font-weight-complex="normal"/>
    </style:style>
    <style:style style:name="T56" style:family="text">
      <style:text-properties officeooo:rsid="0045ee5f" style:font-weight-asian="normal" style:font-weight-complex="normal"/>
    </style:style>
    <style:style style:name="T57" style:family="text">
      <style:text-properties officeooo:rsid="00373fd1"/>
    </style:style>
    <style:style style:name="T58" style:family="text">
      <style:text-properties officeooo:rsid="001f79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ccording to Martin Flower <text:span text:style-name="T41">an</text:span> object that encapsulates access to databases is called a GateWay.</text:p>
      <text:p text:style-name="P10"/>
      <text:p text:style-name="P11">Common Rules</text:p>
      <text:p text:style-name="P10"/>
      <text:list xml:id="list3797738858" text:style-name="L1">
        <text:list-item>
          <text:p text:style-name="P13"><text:span text:style-name="T57">Use Dependency Injection. </text:span><text:span text:style-name="T58">We </text:span><text:span text:style-name="T57">generally</text:span><text:span text:style-name="T58"> do our Dependecy Injection in Singleton classes.</text:span></text:p>
        </text:list-item>
        <text:list-item>
          <text:p text:style-name="P14"><text:span text:style-name="T58">S</text:span>eparate multi threading code.</text:p>
        </text:list-item>
        <text:list-item>
          <text:p text:style-name="P14">Try to use polymorphism over if/else and switch.</text:p>
        </text:list-item>
        <text:list-item>
          <text:p text:style-name="P14">Keep data that can be configurable at top level.</text:p>
        </text:list-item>
        <text:list-item>
          <text:p text:style-name="P14">A class should know about its direct dependencies,</text:p>
        </text:list-item>
        <text:list-item>
          <text:p text:style-name="P42">Be consistent. If you do something a certain way, do all similar things in the same way.</text:p>
        </text:list-item>
        <text:list-item>
          <text:p text:style-name="P35">Encapsulate boundary conditions. Boundary conditions are hard to keep track of. Put the processing for them in one place.</text:p>
        </text:list-item>
        <text:list-item>
          <text:p text:style-name="P35">Avoid logical dependency. Don't write methods which works correctly depending on something else in the same class.</text:p>
        </text:list-item>
        <text:list-item>
          <text:p text:style-name="P35">Prefer dedicated value objects to primitive type.</text:p>
        </text:list-item>
      </text:list>
      <text:p text:style-name="P4">Code Smells</text:p>
      <text:p text:style-name="P4"/>
      <text:list xml:id="list4177068699" text:style-name="L10">
        <text:list-item>
          <text:p text:style-name="P36"><text:span text:style-name="T56">Rigidity. The software is difficult to change. A small change causes a cascade of subsequent changes.</text:span></text:p>
        </text:list-item>
        <text:list-item>
          <text:p text:style-name="P36"><text:span text:style-name="T56">Fragility. The software breaks in many places due to a single change.</text:span></text:p>
        </text:list-item>
        <text:list-item>
          <text:p text:style-name="P36">Immobility. You cannot reuse parts of the code in other projects because of involved risks and high effort.</text:p>
        </text:list-item>
        <text:list-item>
          <text:p text:style-name="P49"><text:span text:style-name="T38">Needless Complexity or</text:span><text:span text:style-name="T36"> Repetition.</text:span></text:p>
        </text:list-item>
        <text:list-item>
          <text:p text:style-name="P49"><text:span text:style-name="T36"><text:s/>The code is hard to understand.</text:span></text:p>
        </text:list-item>
      </text:list>
      <text:p text:style-name="P12"/>
      <text:p text:style-name="P1"/>
      <text:p text:style-name="P17"><text:span text:style-name="T1">Dummy </text:span>objects are passed around but never actually used. Usually they are just used to fill parameter lists.</text:p>
      <text:p text:style-name="P17"><text:span text:style-name="T1">Mocks </text:span>are pre-programmed with expectations which form a specification of the calls they are expected to receive. They can throw an exception if they receive a call they don't expect and are checked during verification to ensure they got all the calls they were expecting.</text:p>
      <text:p text:style-name="P37">Naming Conventions:</text:p>
      <text:list xml:id="list4038994244" text:style-name="L2">
        <text:list-item>
          <text:p text:style-name="P18">The names should convey the intentions of the variables. <text:span text:style-name="T42">Suppose</text:span> a variable that stores days shouldn’t be ‘d’ it can be elapsedTimeInDays.</text:p>
        </text:list-item>
        <text:list-item>
          <text:p text:style-name="P18">Avoid spreading false information like naming a <text:s/>variable list even if it is not a list.</text:p>
        </text:list-item>
        <text:list-item>
          <text:p text:style-name="P43"><text:span text:style-name="T12">Spelling similar concepts similarly is information. Using inconsistent spellings is disinformation. <text:s/></text:span><text:span text:style-name="T16">XYZControllerForEfficientHandlingOfStrings</text:span><text:span text:style-name="T40"> </text:span></text:p>
        </text:list-item>
      </text:list>
      <text:p text:style-name="P46"><text:tab/><text:tab/><text:tab/><text:tab/> <text:s text:c="2"/><text:span text:style-name="T37">XYZControllerForEfficientStorageOfStrings</text:span> </text:p>
      <text:list xml:id="list5404733355534" text:continue-numbering="true" text:style-name="L2">
        <text:list-item>
          <text:p text:style-name="P19"><text:soft-page-break/>The variable names should be pronounceable, it becomes easier for other developers to read.</text:p>
        </text:list-item>
        <text:list-item>
          <text:p text:style-name="P20">Class names should be a noun or noun with a phrase and in PascalCase. </text:p>
        </text:list-item>
        <text:list-item>
          <text:p text:style-name="P20">Method names should be verb or verb phrase and in camelCase.</text:p>
        </text:list-item>
        <text:list-item>
          <text:p text:style-name="P21">Pick one word per concept.</text:p>
        </text:list-item>
        <text:list-item>
          <text:p text:style-name="P21">Replace magic numbers with constants.</text:p>
        </text:list-item>
      </text:list>
      <text:p text:style-name="P22">Command Query separation<text:span text:style-name="T2">(first coined by Bertrand Meyer)</text:span> – A function can either be a command or a query. A command changes the state of the system while a query returns data of the system without changing the internal structure of the state.</text:p>
      <text:p text:style-name="P22"/>
      <text:p text:style-name="P38">F<text:span text:style-name="T43">unction:</text:span></text:p>
      <text:list xml:id="list3126333300" text:style-name="L3">
        <text:list-item>
          <text:p text:style-name="P25">A function should be small and properly idented (if,else,function body),</text:p>
        </text:list-item>
        <text:list-item>
          <text:p text:style-name="P26">The function should do only one thing.</text:p>
        </text:list-item>
        <text:list-item>
          <text:p text:style-name="P26">Names should be descriptive and preferably a verb or a verb phrase.</text:p>
        </text:list-item>
        <text:list-item>
          <text:p text:style-name="P27">Functions should not have any side effects.</text:p>
        </text:list-item>
        <text:list-item>
          <text:p text:style-name="P27">Try to have as less arguments as possible.</text:p>
        </text:list-item>
        <text:list-item>
          <text:p text:style-name="P27">Dont use flag arguments. As that means that the function is doing more than one thing.</text:p>
        </text:list-item>
      </text:list>
      <text:p text:style-name="P39">Comments</text:p>
      <text:list xml:id="list1502419477" text:style-name="L4">
        <text:list-item>
          <text:p text:style-name="P28">Always try to explain through code.</text:p>
        </text:list-item>
        <text:list-item>
          <text:p text:style-name="P44"><text:span text:style-name="T17">Good Comment can be used for legal comments, specifying the intent, clarifying the code or </text:span><text:span text:style-name="T16">warning of consequences</text:span><text:span text:style-name="T40"> .</text:span></text:p>
        </text:list-item>
        <text:list-item>
          <text:p text:style-name="P28">Don’t add obvious things in the comments.</text:p>
        </text:list-item>
        <text:list-item>
          <text:p text:style-name="P28">Remove code that is not needed. Dont comment it out.</text:p>
        </text:list-item>
      </text:list>
      <text:p text:style-name="P23"/>
      <text:p text:style-name="P45"><text:span text:style-name="T13">A</text:span><text:span text:style-name="T11">n </text:span><text:span text:style-name="T16">entity object</text:span><text:span text:style-name="T18"> </text:span><text:span text:style-name="T11">provides a </text:span><text:span text:style-name="T16">Java </text:span><text:span text:style-name="T11">representation of data from a database</text:span> <text:span text:style-name="T14">Entity objects need to be created by the Gateway (Factory), <text:s/>Entity Objects that are </text:span><text:span text:style-name="T15">not in the db wont compare same.</text:span></text:p>
      <text:p text:style-name="P40">Code Formatting</text:p>
      <text:list xml:id="list2991466163" text:style-name="L5">
        <text:list-item>
          <text:p text:style-name="P29">Related code should vertically close to each other.</text:p>
        </text:list-item>
        <text:list-item>
          <text:p text:style-name="P29">Codes are read left to right. Top to bo<text:span text:style-name="T47">tt</text:span>om.</text:p>
        </text:list-item>
        <text:list-item>
          <text:p text:style-name="P29">Code should be properly idented along with proper spacing for loops, conditions , functions. <text:span text:style-name="T48">Don’t do horizontal alignment.</text:span></text:p>
        </text:list-item>
        <text:list-item>
          <text:p text:style-name="P30">Dependent function and same conceptual functions should be vertically close to each other.</text:p>
        </text:list-item>
        <text:list-item>
          <text:p text:style-name="P31"><text:soft-page-break/>A function that is called should be below a function that does the calling.</text:p>
        </text:list-item>
        <text:list-item>
          <text:p text:style-name="P32">Variables should be close to their usage.</text:p>
        </text:list-item>
        <text:list-item>
          <text:p text:style-name="P32">Instance Variables are declared on top of the class.</text:p>
        </text:list-item>
        <text:list-item>
          <text:p text:style-name="P24"><text:span text:style-name="T55">Keep the lines short.</text:span></text:p>
        </text:list-item>
      </text:list>
      <text:p text:style-name="P47"><text:span text:style-name="T19">Objects hide their data behind abstractions and expose functions that operate on that data. </text:span><text:span text:style-name="T20">Objects expose behaviours and hide data, this makes it easy to add new objects without </text:span><text:span text:style-name="T21">altering</text:span><text:span text:style-name="T20"> the existing behaviour</text:span><text:span text:style-name="T19">. </text:span></text:p>
      <text:p text:style-name="P47"><text:span text:style-name="T19">Data structures expose their data and have no meaningful functions. </text:span><text:span text:style-name="T22">This makes it easy to add new behaviours to existing data structures.</text:span></text:p>
      <text:p text:style-name="P48"><text:span text:style-name="T22">A</text:span><text:span text:style-name="T19">void using hybrid (Objects + Data Structure).</text:span></text:p>
      <text:p text:style-name="P33">Use Data Transfer Objects (DTOs) for keeping data needs to be parsed or sent through socket.</text:p>
      <text:p text:style-name="P33">Base class should not know about their derivatives.</text:p>
      <text:p text:style-name="P41">Test Driven Development </text:p>
      <text:p text:style-name="P41">Law 1 – Dont write production code until you have written a failing unit test case.</text:p>
      <text:p text:style-name="P41">Law 2 – You may not write than a unit test <text:s/>that is failing.</text:p>
      <text:p text:style-name="P41">Law 3 – You may not write more code than the code required to pass the unit test.</text:p>
      <text:p text:style-name="P41"/>
      <text:p text:style-name="P34">Test should be clean and the test code written should be well readable. Each test should have only one concept.</text:p>
      <text:p text:style-name="P34">The Test should be fast. Since the quicker it shows whats wrong the faster we can fix it / code the system.</text:p>
      <text:p text:style-name="P34">The tests should not depend on each other.</text:p>
      <text:p text:style-name="P34">The tests should be able to run in any environment.</text:p>
      <text:p text:style-name="P34">The tests should have a boolean logic check.</text:p>
      <text:p text:style-name="P34">The tests should be written in a timely manner following the laws above.</text:p>
      <text:p text:style-name="P2">Static vs Dynamic <text:span text:style-name="T53">Typed Language </text:span></text:p>
      <text:p text:style-name="P3"/>
      <text:p text:style-name="P15"><text:span text:style-name="T29">In</text:span><text:span text:style-name="T30"> a statically-typed language, like Java, or C++, or C#, you have to carry the weight of all </text:span><text:span text:style-name="T31">the</text:span><text:span text:style-name="T30"> names around </text:span><text:span text:style-name="T31">and have</text:span><text:span text:style-name="T30"> to tie them together and associate them so that we know what names corresponds to what, and when. </text:span><text:span text:style-name="T29">In </text:span><text:span text:style-name="T30">a dynamically-typed language, this burden of carrying all the names around, and all the types around </text:span><text:span text:style-name="T29">disappear</text:span></text:p>
      <text:p text:style-name="P5"><text:span text:style-name="T51"/></text:p>
      <text:p text:style-name="P5"><text:span text:style-name="T51"><text:s/>There was a study done in the 90s by Capers Jones. He showed that Smalltalk programmers, that's a dynamically-typed language, could produce an application five times faster than C++ programmers could. There was a lot of discussion </text:span><text:span text:style-name="T52">with the</text:span><text:span text:style-name="T51"> accura</text:span><text:span text:style-name="T52">cy of the study b</text:span><text:span text:style-name="T51">ut, nobody suggested that C++ programmers would go faster than Smalltalk programmers. </text:span></text:p>
      <text:p text:style-name="P5"><text:span text:style-name="T51"/></text:p>
      <text:p text:style-name="P5"><text:soft-page-break/><text:span text:style-name="T51">The war was actually fought between two major companies. It was IBM, who was on the Smalltalk side, and it was Sun Microsystems, that was on the C++ side. The Smalltalk folks at IBM lost that war. </text:span></text:p>
      <text:p text:style-name="P5"><text:span text:style-name="T51">Static-typing became the language, the mode, that we would use for the next 20 years. We had C++, and then Java, and then C#, and all these statically-typed languages. </text:span></text:p>
      <text:p text:style-name="P5"><text:span text:style-name="T51"/></text:p>
      <text:p text:style-name="P5"><text:span text:style-name="T51">That was a conscious decision that we as an industry made </text:span><text:span text:style-name="T52">for Safety.</text:span></text:p>
      <text:p text:style-name="P15"><text:span text:style-name="T30">Safety. </text:span><text:span text:style-name="T29">People were convinced that</text:span><text:span text:style-name="T30"> static-typing was safer than dynamic-typing </text:span><text:span text:style-name="T29">as </text:span><text:span text:style-name="T30">compiler tells you if you've made a typing error. So, the safety argument won everybody over. </text:span><text:span text:style-name="T29">It was decide that it was </text:span><text:span text:style-name="T30"><text:s/>better to be safe than fast. </text:span></text:p>
      <text:p text:style-name="P15"><text:span text:style-name="T30"/></text:p>
      <text:p text:style-name="P15"><text:span text:style-name="T30">Test-driven development, which came out of the Smalltalk community </text:span><text:span text:style-name="T31">found its way to Java Community as IBM had to kill off Smalltalk.</text:span><text:span text:style-name="T30"> They all had to become Java programmers, and they took the discipline with them, and that discipline infiltrated the Java community.</text:span></text:p>
      <text:p text:style-name="P6"/>
      <text:p text:style-name="P7">Static people assume they don’t need tests as they have got types in their compiler and dynamic people think they don’t compile as they got tests. They both are wrong and right as there are things that tests can’t check but compiler can. There are things that are not caught in the compiler but can be caught by the tests. So we need both.</text:p>
      <text:p text:style-name="P7"/>
      <text:p text:style-name="P9">Data Access Object Problem</text:p>
      <text:p text:style-name="P9"/>
      <text:p text:style-name="P8">The DAO problem is caused by passing around the object returned by the datbase through the entire system, the view layer, the classes that make use of <text:s/>any of the data present.</text:p>
      <text:p text:style-name="P8"/>
      <text:p text:style-name="P16"><text:span text:style-name="T32">So you </text:span><text:span text:style-name="T33">end</text:span><text:span text:style-name="T32"> up with code that only needs a few elements depending on all of them. And that's a violation of a fundamental principle, which is that you should not depend on things you don't need. <text:s/>The interface segregation principle. </text:span><text:span text:style-name="T33">It </text:span><text:span text:style-name="T32">says, don't depend on functions you don't need. So you segregate the interfaces so that your client only depends on the functions </text:span><text:span text:style-name="T33">they</text:span><text:span text:style-name="T32"> need. But it also applies in the data realm, don't depend on data fields you don't need, don't depend on the structure of a data field if that structure ought to change as it moves through the system. And when you follow this principle, you wind up in this dilemma that you are copying data structures, and at every copy point you're replicating the fields, and maybe you're making small changes to the data, but it feels like make work. It feels like you're wasting time because all you're doing is replicating the data structure and copying the fields.</text:span><text:span text:style-name="T33"> We should still convert them into custom data objects, which are independent from everything el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uardian Sans Text" svg:font-family="'Guardian Sans Text', Helvetica, Arial, sans-serif"/>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18:57:25.327000000</meta:creation-date>
    <dc:date>2021-01-29T00:54:03.473957026</dc:date>
    <meta:editing-duration>PT2H5M58S</meta:editing-duration>
    <meta:editing-cycles>27</meta:editing-cycles>
    <meta:generator>LibreOffice/6.4.6.2$Linux_X86_64 LibreOffice_project/40$Build-2</meta:generator>
    <meta:document-statistic meta:table-count="0" meta:image-count="0" meta:object-count="0" meta:page-count="4" meta:paragraph-count="79" meta:word-count="1417" meta:character-count="8211" meta:non-whitespace-character-count="6883"/>
  </office:meta>
</office:document-meta>
</file>